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ff77797e-e9fb-c61a-0174-c8c1d775e3a2"/>Système d' online shopping en ligne </text:p>
      <text:p text:style-name="Standard"/>
      <text:p text:style-name="Standard">Acteurs :</text:p>
      <text:list xml:id="list9216675906023125748" text:style-name="L1">
        <text:list-item>
          <text:p text:style-name="P1">Client</text:p>
        </text:list-item>
        <text:list-item>
          <text:p text:style-name="P1">Ancien Client</text:p>
        </text:list-item>
        <text:list-item>
          <text:p text:style-name="P1">Vendeur</text:p>
        </text:list-item>
      </text:list>
      <text:p text:style-name="Standard"/>
      <text:p text:style-name="Standard"/>
      <text:p text:style-name="Standard">Fonctionnalités :</text:p>
      <text:list xml:id="list1486848887328849327" text:style-name="L2">
        <text:list-item>
          <text:p text:style-name="P2">Chercher le produit</text:p>
        </text:list-item>
        <text:list-item>
          <text:p text:style-name="P2">Choisir le produit (mettre dans le panier)</text:p>
        </text:list-item>
        <text:list-item>
          <text:p text:style-name="P2">Commander</text:p>
        </text:list-item>
        <text:list-item>
          <text:p text:style-name="P2">Payer</text:p>
        </text:list-item>
        <text:list-item>
          <text:p text:style-name="P2">Authentifier</text:p>
        </text:list-item>
        <text:list-item>
          <text:p text:style-name="P2">Demander des informations</text:p>
        </text:list-item>
        <text:list-item>
          <text:p text:style-name="P2">Répondre aux questions / donner des avis</text:p>
        </text:list-item>
        <text:list-item>
          <text:p text:style-name="P2">Livrer</text:p>
        </text:list-item>
        <text:list-item>
          <text:p text:style-name="P2">Bénéficier d'une réduction</text:p>
        </text:list-item>
        <text:list-item>
          <text:p text:style-name="P2">Recommander</text:p>
        </text:list-item>
        <text:list-item>
          <text:p text:style-name="P2">Retourner le produit</text:p>
        </text:list-item>
      </text:list>
      <text:p text:style-name="Standard"/>
      <text:p text:style-name="Standard"/>
      <text:p text:style-name="Standard">Scénario :</text:p>
      <text:list xml:id="list3106477340933392661" text:style-name="L3">
        <text:list-item>
          <text:p text:style-name="P3">Un client navigue sur le site et cherche un ordinateur</text:p>
        </text:list-item>
        <text:list-item>
          <text:p text:style-name="P3">Il en trouve un intéressant mais a des interrogations sur l'autonomie de la batterie, donc il pose une question sur la fiche du produit</text:p>
        </text:list-item>
        <text:list-item>
          <text:p text:style-name="P3">Un ancien client qui a acheté ce produit lui répond.</text:p>
        </text:list-item>
        <text:list-item>
          <text:p text:style-name="P3">Le client est rassuré, il commande le produit</text:p>
        </text:list-item>
        <text:list-item>
          <text:p text:style-name="P3">Le site exige une identification</text:p>
        </text:list-item>
        <text:list-item>
          <text:p text:style-name="P3">Le client paye et bénéficie d'une réduction</text:p>
        </text:list-item>
        <text:list-item>
          <text:p text:style-name="P3">Le livreur livre le produi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TRAN</meta:initial-creator>
    <meta:creation-date>2018-01-12T11:47:54.52</meta:creation-date>
    <dc:date>2018-01-12T15:08:01.77</dc:date>
    <dc:creator>Eric TRAN</dc:creator>
    <meta:editing-duration>PT3H19M54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1" meta:paragraph-count="25" meta:word-count="137" meta:character-count="722"/>
  </office:meta>
</office:document-meta>
</file>